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6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rovisiones por Beneficios Sociale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101"/>
          <table:table-cell table:style-name="ce113"/>
          <table:table-cell table:style-name="ce101"/>
          <table:table-cell table:style-name="ce121"/>
          <table:table-cell table:style-name="ce9"/>
          <table:table-cell table:style-name="ce19"/>
          <table:table-cell table:style-name="ce132"/>
          <table:table-cell table:style-name="ce13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BENEFICIOS SOCIALES POR PAGAR" calcext:value-type="string">
            <text:p><text:s/>BENEFICIOS SOCIALES POR PAGAR </text:p>
          </table:table-cell>
          <table:table-cell table:style-name="ce26"/>
          <table:table-cell table:style-name="ce102"/>
          <table:table-cell table:style-name="ce114"/>
          <table:table-cell table:style-name="ce103"/>
          <table:table-cell table:style-name="ce122"/>
          <table:table-cell table:style-name="ce10"/>
          <table:table-cell table:style-name="ce80" office:value-type="string" office:string-value="BENEFICIOS SOCIALES POR PAGAR" calcext:value-type="string">
            <text:p><text:s/>BENEFICIOS SOCIALES POR PAGAR </text:p>
          </table:table-cell>
          <table:table-cell table:style-name="ce135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02" calcext:value-type="string">
            <text:p><text:s/>BS002 </text:p>
          </table:table-cell>
          <table:table-cell table:style-name="ce81" office:value-type="string" office:string-value="DÉCIMO TERCER SUELDO" calcext:value-type="string">
            <text:p><text:s/>DÉCIMO TERCER SUELDO </text:p>
          </table:table-cell>
          <table:table-cell table:style-name="ce34"/>
          <table:table-cell table:style-name="ce103" office:value-type="float" office:value="5183.99" calcext:value-type="float">
            <text:p>5,184</text:p>
          </table:table-cell>
          <table:table-cell table:style-name="ce114"/>
          <table:table-cell table:style-name="ce103"/>
          <table:table-cell table:style-name="ce122" table:formula="of:=[.D11]+[.E11]-[.F11]" office:value-type="float" office:value="5183.99" calcext:value-type="float">
            <text:p>5,184</text:p>
          </table:table-cell>
          <table:table-cell table:style-name="ce10" office:value-type="string" office:string-value="BS002" calcext:value-type="string">
            <text:p><text:s/>BS002 </text:p>
          </table:table-cell>
          <table:table-cell table:style-name="ce81" office:value-type="string" office:string-value="DÉCIMO TERCER SUELDO" calcext:value-type="string">
            <text:p><text:s/>DÉCIMO TERCER SUELDO </text:p>
          </table:table-cell>
          <table:table-cell table:style-name="ce103" office:value-type="float" office:value="514.79" calcext:value-type="float">
            <text:p>515</text:p>
          </table:table-cell>
          <table:table-cell table:style-name="ce140" table:formula="of:=+[.G11]-[.J11]" office:value-type="float" office:value="4669.2" calcext:value-type="float">
            <text:p>4,66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03" calcext:value-type="string">
            <text:p><text:s/>BS003 </text:p>
          </table:table-cell>
          <table:table-cell table:style-name="ce81" office:value-type="string" office:string-value="DÉCIMO CUARTO SUELDO" calcext:value-type="string">
            <text:p><text:s/>DÉCIMO CUARTO SUELDO </text:p>
          </table:table-cell>
          <table:table-cell table:style-name="ce34"/>
          <table:table-cell table:style-name="ce103" office:value-type="float" office:value="1628.36" calcext:value-type="float">
            <text:p>1,628</text:p>
          </table:table-cell>
          <table:table-cell table:style-name="ce114"/>
          <table:table-cell table:style-name="ce103"/>
          <table:table-cell table:style-name="ce122" table:formula="of:=[.D12]+[.E12]-[.F12]" office:value-type="float" office:value="1628.36" calcext:value-type="float">
            <text:p>1,628</text:p>
          </table:table-cell>
          <table:table-cell table:style-name="ce10" office:value-type="string" office:string-value="BS003" calcext:value-type="string">
            <text:p><text:s/>BS003 </text:p>
          </table:table-cell>
          <table:table-cell table:style-name="ce81" office:value-type="string" office:string-value="DÉCIMO CUARTO SUELDO" calcext:value-type="string">
            <text:p><text:s/>DÉCIMO CUARTO SUELDO </text:p>
          </table:table-cell>
          <table:table-cell table:style-name="ce103" office:value-type="float" office:value="2819.32" calcext:value-type="float">
            <text:p>2,819</text:p>
          </table:table-cell>
          <table:table-cell table:style-name="ce140" table:formula="of:=+[.G12]-[.J12]" office:value-type="float" office:value="-1190.96" calcext:value-type="float">
            <text:p>-1,19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04" calcext:value-type="string">
            <text:p><text:s/>BS004 </text:p>
          </table:table-cell>
          <table:table-cell table:style-name="ce81" office:value-type="string" office:string-value="VACACIONES" calcext:value-type="string">
            <text:p><text:s/>VACACIONES </text:p>
          </table:table-cell>
          <table:table-cell table:style-name="ce34"/>
          <table:table-cell table:style-name="ce103" office:value-type="float" office:value="6480.09" calcext:value-type="float">
            <text:p>6,480</text:p>
          </table:table-cell>
          <table:table-cell table:style-name="ce114"/>
          <table:table-cell table:style-name="ce103"/>
          <table:table-cell table:style-name="ce122" table:formula="of:=[.D13]+[.E13]-[.F13]" office:value-type="float" office:value="6480.09" calcext:value-type="float">
            <text:p>6,480</text:p>
          </table:table-cell>
          <table:table-cell table:style-name="ce10" office:value-type="string" office:string-value="BS004" calcext:value-type="string">
            <text:p><text:s/>BS004 </text:p>
          </table:table-cell>
          <table:table-cell table:style-name="ce81" office:value-type="string" office:string-value="VACACIONES" calcext:value-type="string">
            <text:p><text:s/>VACACIONES </text:p>
          </table:table-cell>
          <table:table-cell table:style-name="ce103" office:value-type="float" office:value="10018.44" calcext:value-type="float">
            <text:p>10,018</text:p>
          </table:table-cell>
          <table:table-cell table:style-name="ce140" table:formula="of:=+[.G13]-[.J13]" office:value-type="float" office:value="-3538.35" calcext:value-type="float">
            <text:p>-3,53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05" calcext:value-type="string">
            <text:p><text:s/>BS005 </text:p>
          </table:table-cell>
          <table:table-cell table:style-name="ce81" office:value-type="string" office:string-value="FONDO DE RESERVA ADMINISTRATIVO" calcext:value-type="string">
            <text:p><text:s/>FONDO DE RESERVA ADMINISTRATIVO </text:p>
          </table:table-cell>
          <table:table-cell table:style-name="ce34"/>
          <table:table-cell table:style-name="ce103" office:value-type="float" office:value="645.32" calcext:value-type="float">
            <text:p>645</text:p>
          </table:table-cell>
          <table:table-cell table:style-name="ce114"/>
          <table:table-cell table:style-name="ce103"/>
          <table:table-cell table:style-name="ce122" table:formula="of:=[.D14]+[.E14]-[.F14]" office:value-type="float" office:value="645.32" calcext:value-type="float">
            <text:p>645</text:p>
          </table:table-cell>
          <table:table-cell table:style-name="ce10" office:value-type="string" office:string-value="BS005" calcext:value-type="string">
            <text:p><text:s/>BS005 </text:p>
          </table:table-cell>
          <table:table-cell table:style-name="ce81" office:value-type="string" office:string-value="FONDO DE RESERVA ADMINISTRATIVO" calcext:value-type="string">
            <text:p><text:s/>FONDO DE RESERVA ADMINISTRATIVO </text:p>
          </table:table-cell>
          <table:table-cell table:style-name="ce103" office:value-type="float" office:value="641.64" calcext:value-type="float">
            <text:p>642</text:p>
          </table:table-cell>
          <table:table-cell table:style-name="ce140" table:formula="of:=+[.G14]-[.J14]" office:value-type="float" office:value="3.68000000000006" calcext:value-type="float">
            <text:p>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3"/>
          <table:table-cell table:style-name="ce114"/>
          <table:table-cell table:style-name="ce103"/>
          <table:table-cell table:style-name="ce122"/>
          <table:table-cell table:style-name="ce10"/>
          <table:table-cell table:style-name="ce31"/>
          <table:table-cell table:style-name="ce103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OBLIGACIONES I.E.S.S. POR PAGAR" calcext:value-type="string">
            <text:p><text:s/>OBLIGACIONES I.E.S.S. POR PAGAR </text:p>
          </table:table-cell>
          <table:table-cell table:style-name="ce34"/>
          <table:table-cell table:style-name="ce103"/>
          <table:table-cell table:style-name="ce114"/>
          <table:table-cell table:style-name="ce103"/>
          <table:table-cell table:style-name="ce122"/>
          <table:table-cell table:style-name="ce10"/>
          <table:table-cell table:style-name="ce80" office:value-type="string" office:string-value="OBLIGACIONES I.E.S.S. POR PAGAR" calcext:value-type="string">
            <text:p><text:s/>OBLIGACIONES I.E.S.S. POR PAGAR </text:p>
          </table:table-cell>
          <table:table-cell table:style-name="ce103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07" calcext:value-type="string">
            <text:p><text:s/>BS007 </text:p>
          </table:table-cell>
          <table:table-cell table:style-name="ce81" office:value-type="string" office:string-value="APORTES AL I.E.S.S. 21.50%" calcext:value-type="string">
            <text:p><text:s/>APORTES AL I.E.S.S. 21.50% </text:p>
          </table:table-cell>
          <table:table-cell table:style-name="ce34"/>
          <table:table-cell table:style-name="ce103" office:value-type="float" office:value="1665.83" calcext:value-type="float">
            <text:p>1,666</text:p>
          </table:table-cell>
          <table:table-cell table:style-name="ce114"/>
          <table:table-cell table:style-name="ce103"/>
          <table:table-cell table:style-name="ce122" table:formula="of:=[.D17]+[.E17]-[.F17]" office:value-type="float" office:value="1665.83" calcext:value-type="float">
            <text:p>1,666</text:p>
          </table:table-cell>
          <table:table-cell table:style-name="ce10" office:value-type="string" office:string-value="BS007" calcext:value-type="string">
            <text:p><text:s/>BS007 </text:p>
          </table:table-cell>
          <table:table-cell table:style-name="ce81" office:value-type="string" office:string-value="APORTES AL I.E.S.S. 21.50%" calcext:value-type="string">
            <text:p><text:s/>APORTES AL I.E.S.S. 21.50% </text:p>
          </table:table-cell>
          <table:table-cell table:style-name="ce103" office:value-type="float" office:value="1605.57" calcext:value-type="float">
            <text:p>1,606</text:p>
          </table:table-cell>
          <table:table-cell table:style-name="ce140" table:formula="of:=+[.G17]-[.J17]" office:value-type="float" office:value="60.26" calcext:value-type="float">
            <text:p>6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3"/>
          <table:table-cell table:style-name="ce114"/>
          <table:table-cell table:style-name="ce103"/>
          <table:table-cell table:style-name="ce122"/>
          <table:table-cell table:style-name="ce10"/>
          <table:table-cell table:style-name="ce31"/>
          <table:table-cell table:style-name="ce103"/>
          <table:table-cell table:style-name="ce14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15% Participación de Trabajadores" calcext:value-type="string">
            <text:p><text:s/>15% Participación de Trabajadore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9]+[.E19]-[.F19]" office:value-type="float" office:value="0" calcext:value-type="float">
            <text:p>0</text:p>
          </table:table-cell>
          <table:table-cell table:style-name="ce10"/>
          <table:table-cell table:style-name="ce31" office:value-type="string" office:string-value="15% Participación de Trabajadores" calcext:value-type="string">
            <text:p><text:s/>15% Participación de Trabajadores </text:p>
          </table:table-cell>
          <table:table-cell table:style-name="ce103" office:value-type="float" office:value="0" calcext:value-type="float">
            <text:p>0</text:p>
          </table:table-cell>
          <table:table-cell table:style-name="ce140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3"/>
          <table:table-cell table:style-name="ce114"/>
          <table:table-cell table:style-name="ce103"/>
          <table:table-cell table:style-name="ce122"/>
          <table:table-cell table:style-name="ce10"/>
          <table:table-cell table:style-name="ce31"/>
          <table:table-cell table:style-name="ce103"/>
          <table:table-cell table:style-name="ce140" table:formula="of:=+[.G20]-[.J2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40"/>
          <table:table-cell table:style-name="ce36"/>
          <table:table-cell table:style-name="ce104" table:number-columns-repeated="3"/>
          <table:table-cell table:style-name="ce123"/>
          <table:table-cell table:style-name="ce11"/>
          <table:table-cell table:style-name="ce40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5" table:formula="of:=SUM([.D9:.D21])" office:value-type="float" office:value="15603.59" calcext:value-type="float">
            <text:p>15,604</text:p>
          </table:table-cell>
          <table:table-cell table:style-name="ce105" table:formula="of:=SUM([.E9:.E21])" office:value-type="float" office:value="0" calcext:value-type="float">
            <text:p>0</text:p>
          </table:table-cell>
          <table:table-cell table:style-name="ce105" table:formula="of:=SUM([.F9:.F21])" office:value-type="float" office:value="0" calcext:value-type="float">
            <text:p>0</text:p>
          </table:table-cell>
          <table:table-cell table:style-name="ce105" table:formula="of:=SUM([.G9:.G21])" office:value-type="float" office:value="15603.59" calcext:value-type="float">
            <text:p>15,604</text:p>
          </table:table-cell>
          <table:table-cell table:style-name="ce43" table:number-columns-repeated="2"/>
          <table:table-cell table:style-name="ce105" table:formula="of:=SUM([.J9:.J21])" office:value-type="float" office:value="15599.76" calcext:value-type="float">
            <text:p>15,600</text:p>
          </table:table-cell>
          <table:table-cell table:style-name="ce142" table:formula="of:=SUM([.K9:.K21])" office:value-type="float" office:value="3.82999999999993" calcext:value-type="float">
            <text:p>4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8"/>
          <table:table-cell table:style-name="ce117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15% Participación Trabajadores</text:p>
          </table:table-cell>
          <table:table-cell table:style-name="ce57"/>
          <table:table-cell table:style-name="ce109" table:formula="of:=[.G19]" office:value-type="float" office:value="0" calcext:value-type="float">
            <text:p>0</text:p>
          </table:table-cell>
          <table:table-cell table:style-name="ce109" table:formula="of:=[.J19]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Aporte al IESS</text:p>
          </table:table-cell>
          <table:table-cell table:style-name="ce57"/>
          <table:table-cell table:style-name="ce109" table:formula="of:=[.G17]" office:value-type="float" office:value="1665.83" calcext:value-type="float">
            <text:p>1,666</text:p>
          </table:table-cell>
          <table:table-cell table:style-name="ce109" table:formula="of:=[.J17]" office:value-type="float" office:value="1605.57" calcext:value-type="float">
            <text:p>1,60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Vacaciones</text:p>
          </table:table-cell>
          <table:table-cell table:style-name="ce57"/>
          <table:table-cell table:style-name="ce109" table:formula="of:=[.G13]" office:value-type="float" office:value="6480.09" calcext:value-type="float">
            <text:p>6,480</text:p>
          </table:table-cell>
          <table:table-cell table:style-name="ce109" table:formula="of:=[.J13]" office:value-type="float" office:value="10018.44" calcext:value-type="float">
            <text:p>10,018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écimo cuarto sueldo</text:p>
          </table:table-cell>
          <table:table-cell table:style-name="ce57"/>
          <table:table-cell table:style-name="ce109" table:formula="of:=[.G12]" office:value-type="float" office:value="1628.36" calcext:value-type="float">
            <text:p>1,628</text:p>
          </table:table-cell>
          <table:table-cell table:style-name="ce109" table:formula="of:=[.J12]" office:value-type="float" office:value="2819.32" calcext:value-type="float">
            <text:p>2,819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écimo tercer sueldo</text:p>
          </table:table-cell>
          <table:table-cell table:style-name="ce57"/>
          <table:table-cell table:style-name="ce109" table:formula="of:=[.G11]" office:value-type="float" office:value="5183.99" calcext:value-type="float">
            <text:p>5,184</text:p>
          </table:table-cell>
          <table:table-cell table:style-name="ce109" table:formula="of:=[.J11]" office:value-type="float" office:value="514.79" calcext:value-type="float">
            <text:p>515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Fondo de Reserva</text:p>
          </table:table-cell>
          <table:table-cell table:style-name="ce57"/>
          <table:table-cell table:style-name="ce109" table:formula="of:=[.G14]" office:value-type="float" office:value="645.32" calcext:value-type="float">
            <text:p>645</text:p>
          </table:table-cell>
          <table:table-cell table:style-name="ce109" table:formula="of:=[.J14]" office:value-type="float" office:value="641.64" calcext:value-type="float">
            <text:p>64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0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5" table:formula="of:=+SUM([.D27:.D33])" office:value-type="float" office:value="15603.59" calcext:value-type="float">
            <text:p>15,604</text:p>
          </table:table-cell>
          <table:table-cell table:style-name="ce105" table:formula="of:=+SUM([.E27:.E33])" office:value-type="float" office:value="15599.76" calcext:value-type="float">
            <text:p>15,60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2" loext:min-decimal-places="2" number:min-integer-digits="1"/>
      <number:text> %</number:text>
    </number:percentage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0" loext:min-decimal-places="0" number:min-integer-digits="1"/>
      <number:text> %</number:text>
    </number:percentage-style>
    <number:percentage-style style:name="N141">
      <number:number number:decimal-places="1" loext:min-decimal-places="1" number:min-integer-digits="1"/>
      <number:text>%</number:text>
    </number:percentage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-</number:text>
      <number:month number:textual="true"/>
      <number:text>-</number:text>
      <number:year number:style="long"/>
    </number:date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time-style style:name="N15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</number:number-style>
    <number:number-style style:name="N154">
      <number:text>-$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15:22.6181030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2:39:46.393417604</dc:date>
    <meta:editing-cycles>7</meta:editing-cycles>
    <meta:editing-duration>PT1H1M23S</meta:editing-duration>
    <meta:document-statistic meta:table-count="1" meta:cell-count="120" meta:object-count="0"/>
  </office:meta>
</office:document-meta>
</file>